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88cm"/>
    </style:style>
    <style:style style:name="co2" style:family="table-column">
      <style:table-column-properties fo:break-before="auto" style:column-width="13.354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4.03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ecution_errors_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test_suit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tests_run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skipped</text:p>
          </table:table-cell>
        </table:table-row>
        <table:table-row table:style-name="ro2">
          <table:table-cell office:value-type="string" calcext:value-type="string">
            <text:p>StackArrayGrok_FS1Test</text:p>
          </table:table-cell>
          <table:table-cell office:value-type="string" calcext:value-type="string">
            <text:p>testPush_WithResiz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FS4Test</text:p>
          </table:table-cell>
          <table:table-cell office:value-type="string" calcext:value-type="string">
            <text:p>testPush_OnFullSta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OS5Test</text:p>
          </table:table-cell>
          <table:table-cell office:value-type="string" calcext:value-type="string">
            <text:p>testPush_AfterResiz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POT1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POT2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POT3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POT4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ZS1Test</text:p>
          </table:table-cell>
          <table:table-cell office:value-type="string" calcext:value-type="string">
            <text:p>testPush_AfterResiz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Grok_ZS2Test</text:p>
          </table:table-cell>
          <table:table-cell office:value-type="string" calcext:value-type="string">
            <text:p>testPush_AfterResiz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Llama_FS2Test</text:p>
          </table:table-cell>
          <table:table-cell office:value-type="string" calcext:value-type="string">
            <text:p>testPush_OnStackWithInitialCapacity_DefaultCapacity_DoublesCapacityOnResiz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pected: &lt;20&gt; but was: &lt;22&g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Llama_FS4Test</text:p>
          </table:table-cell>
          <table:table-cell office:value-type="string" calcext:value-type="string">
            <text:p>testPush_OnStackWithInitialCapacity_DefaultCapacity_DoublesCapacityOnResiz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pected: &lt;20&gt; but was: &lt;22&gt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Llama_OS2Test</text:p>
          </table:table-cell>
          <table:table-cell office:value-type="string" calcext:value-type="string">
            <text:p>testPush_MaxSizeReached_StackIsNotFullAfterResizin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xpected: &lt;true&gt; but was: &lt;false&gt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COC1Test</text:p>
          </table:table-cell>
          <table:table-cell office:value-type="string" calcext:value-type="string">
            <text:p>testPush_WhenStackIsFull_ResizeAndAddEl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COC2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COC3Test</text:p>
          </table:table-cell>
          <table:table-cell office:value-type="string" calcext:value-type="string">
            <text:p>testPush_WhenStackIsFull_ResizeAndAddEl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COC4Test</text:p>
          </table:table-cell>
          <table:table-cell office:value-type="string" calcext:value-type="string">
            <text:p>testPush_WhenStackIsFull_ResizeAndAddEle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FS5Test</text:p>
          </table:table-cell>
          <table:table-cell office:value-type="string" calcext:value-type="string">
            <text:p>testPush_WhenFullTriggersResizeAndAddsEle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xpected: &lt;false&gt; but was: &lt;true&gt;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ackArrayQwen_POT3Te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MPTY_SUITE: Tests run = 0 (suite did not execute any test cases)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9:09:18.779154489</dc:date>
    <meta:editing-duration>PT1M54S</meta:editing-duration>
    <meta:editing-cycles>2</meta:editing-cycles>
    <meta:generator>LibreOffice/24.2.7.2$Linux_X86_64 LibreOffice_project/420$Build-2</meta:generator>
    <meta:document-statistic meta:table-count="1" meta:cell-count="152" meta:object-count="0"/>
  </office:meta>
</office:document-meta>
</file>